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 svg:font-family="'David CLM'"/>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font-name="David CLM1" officeooo:paragraph-rsid="04996f3c" style:font-name-complex="David CLM1"/>
    </style:style>
    <style:style style:name="P4" style:family="paragraph" style:parent-style-name="Standard">
      <style:paragraph-properties fo:line-height="100%" fo:text-align="end" style:justify-single-word="false" style:writing-mode="rl-tb"/>
      <style:text-properties style:font-name="David CLM1" officeooo:paragraph-rsid="049aea3d" style:font-name-complex="David CLM1"/>
    </style:style>
    <style:style style:name="P5" style:family="paragraph" style:parent-style-name="Standard">
      <style:paragraph-properties fo:line-height="100%" fo:text-align="end" style:justify-single-word="false" style:writing-mode="rl-tb"/>
      <style:text-properties style:use-window-font-color="true" style:font-name="David CLM1" fo:font-size="12pt" fo:font-weight="normal" officeooo:rsid="049aea3d" officeooo:paragraph-rsid="049aea3d" style:font-size-asian="12pt" style:font-weight-asian="normal" style:font-name-complex="David CLM1" style:font-size-complex="12pt"/>
    </style:style>
    <style:style style:name="P6" style:family="paragraph" style:parent-style-name="Standard">
      <style:paragraph-properties fo:line-height="100%" fo:text-align="end" style:justify-single-word="false" style:writing-mode="rl-tb"/>
      <style:text-properties style:use-window-font-color="true" style:font-name="David CLM1" fo:font-size="12pt" fo:font-weight="normal" officeooo:rsid="04929a27" officeooo:paragraph-rsid="04929a27" style:font-size-asian="12pt" style:font-weight-asian="normal" style:font-name-complex="David CLM1" style:font-size-complex="12pt"/>
    </style:style>
    <style:style style:name="P7" style:family="paragraph" style:parent-style-name="Standard">
      <style:paragraph-properties fo:line-height="100%" fo:text-align="end" style:justify-single-word="false" style:writing-mode="rl-tb"/>
      <style:text-properties style:use-window-font-color="true" style:font-name="David CLM1" fo:font-size="12pt" fo:font-weight="normal" officeooo:rsid="04a5d57e" officeooo:paragraph-rsid="04a5d57e" style:font-size-asian="12pt" style:font-weight-asian="normal" style:font-name-complex="David CLM1" style:font-size-complex="12pt"/>
    </style:style>
    <style:style style:name="P8" style:family="paragraph" style:parent-style-name="Standard">
      <style:paragraph-properties fo:line-height="100%" fo:text-align="end" style:justify-single-word="false" style:writing-mode="rl-tb"/>
      <style:text-properties style:use-window-font-color="true" style:font-name="David CLM1" fo:font-size="12pt" fo:font-weight="normal" officeooo:rsid="04a78362" officeooo:paragraph-rsid="04a78362" style:font-size-asian="12pt" style:font-weight-asian="normal" style:font-name-complex="David CLM1" style:font-size-complex="12pt"/>
    </style:style>
    <style:style style:name="P9" style:family="paragraph" style:parent-style-name="Standard">
      <style:paragraph-properties fo:line-height="100%" fo:text-align="end" style:justify-single-word="false" style:writing-mode="rl-tb"/>
      <style:text-properties style:use-window-font-color="true" style:font-name="David CLM1" fo:font-size="12pt" fo:font-weight="normal" officeooo:rsid="0507340b" officeooo:paragraph-rsid="0507340b" style:font-size-asian="12pt" style:font-weight-asian="normal" style:font-name-complex="David CLM1" style:font-size-complex="12pt"/>
    </style:style>
    <style:style style:name="P10" style:family="paragraph" style:parent-style-name="Heading_20_2">
      <style:paragraph-properties fo:line-height="100%"/>
      <style:text-properties style:font-name="David CLM1" style:font-name-complex="David CLM1"/>
    </style:style>
    <style:style style:name="P11" style:family="paragraph" style:parent-style-name="Heading_20_2">
      <style:paragraph-properties fo:line-height="100%"/>
      <style:text-properties style:font-name="David CLM1" officeooo:rsid="069c3f25" style:font-name-complex="David CLM1"/>
    </style:style>
    <style:style style:name="P12"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466f39f" officeooo:paragraph-rsid="04d7c5b5" style:font-name-complex="David CLM1"/>
    </style:style>
    <style:style style:name="P13"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466f39f" officeooo:paragraph-rsid="06aa9798" style:font-name-complex="David CLM1"/>
    </style:style>
    <style:style style:name="P14" style:family="paragraph" style:parent-style-name="Text_20_body">
      <style:paragraph-properties fo:margin-top="0.1965in" fo:margin-bottom="0in" loext:contextual-spacing="false" fo:line-height="100%" fo:text-align="end" style:justify-single-word="false" style:writing-mode="rl-tb"/>
      <style:text-properties style:font-name="David CLM1" officeooo:paragraph-rsid="05a0b686" style:font-name-complex="David CLM1"/>
    </style:style>
    <style:style style:name="P15" style:family="paragraph" style:parent-style-name="Text_20_body">
      <style:paragraph-properties fo:line-height="100%"/>
      <style:text-properties style:font-name="David CLM1" officeooo:rsid="02d00e5f" officeooo:paragraph-rsid="032aa1da" style:font-name-complex="David CLM1"/>
    </style:style>
    <style:style style:name="P16" style:family="paragraph" style:parent-style-name="Text_20_body">
      <style:paragraph-properties fo:margin-top="0.078in" fo:margin-bottom="0in" loext:contextual-spacing="false" fo:line-height="100%" fo:text-align="end" style:justify-single-word="false" style:writing-mode="rl-tb"/>
      <style:text-properties style:font-name="David CLM1" officeooo:paragraph-rsid="04f9b582" style:font-name-complex="David CLM1"/>
    </style:style>
    <style:style style:name="P17"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bd57c5" officeooo:paragraph-rsid="0695e027" style:font-size-asian="12pt" style:font-name-complex="David CLM1" style:font-size-complex="12pt"/>
    </style:style>
    <style:style style:name="P18"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12115" officeooo:paragraph-rsid="0695e027" style:font-size-asian="12pt" style:font-name-complex="David CLM1" style:font-size-complex="12pt"/>
    </style:style>
    <style:style style:name="P19"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d5a094" officeooo:paragraph-rsid="04d5a094" style:font-size-asian="12pt" style:font-weight-asian="normal" style:font-name-complex="David CLM1" style:font-size-complex="12pt"/>
    </style:style>
    <style:style style:name="P20"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b10495" officeooo:paragraph-rsid="04ba194c" style:font-size-asian="12pt" style:font-weight-asian="normal" style:font-name-complex="David CLM1" style:font-size-complex="12pt"/>
    </style:style>
    <style:style style:name="P21" style:family="paragraph" style:parent-style-name="Heading_20_1">
      <style:paragraph-properties fo:margin-top="0.1965in" fo:margin-bottom="0in" loext:contextual-spacing="false" fo:line-height="100%" fo:text-align="end" style:justify-single-word="false" style:writing-mode="rl-tb"/>
      <style:text-properties style:font-name="David CLM1" officeooo:rsid="06ba2930" officeooo:paragraph-rsid="06ba2930" style:font-name-complex="David CLM1"/>
    </style:style>
    <style:style style:name="P22"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1" officeooo:paragraph-rsid="04f9b582" style:font-name-complex="David CLM1"/>
    </style:style>
    <style:style style:name="P23"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1" officeooo:paragraph-rsid="04fa7ba5" style:font-name-complex="David CLM1"/>
    </style:style>
    <style:style style:name="P24" style:family="paragraph" style:parent-style-name="Text_20_body" style:list-style-name="L3">
      <style:paragraph-properties fo:line-height="100%" fo:text-align="start" style:justify-single-word="false" style:writing-mode="lr-tb"/>
      <style:text-properties style:font-name="David CLM1" officeooo:rsid="04636a87" officeooo:paragraph-rsid="04636a87" style:font-name-complex="David CLM1"/>
    </style:style>
    <style:style style:name="P25"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6ac3fdf" officeooo:paragraph-rsid="06c24cc4" style:font-name-complex="David CLM1"/>
    </style:style>
    <style:style style:name="P26" style:family="paragraph" style:parent-style-name="Standard">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6d4a8e5" officeooo:paragraph-rsid="06d4a8e5" style:font-size-asian="12pt" style:font-weight-asian="normal" style:font-name-complex="David CLM1" style:font-size-complex="12pt"/>
    </style:style>
    <style:style style:name="P27" style:family="paragraph" style:parent-style-name="Default" style:list-style-name="L2">
      <style:paragraph-properties fo:margin-top="0in" fo:margin-bottom="0in" loext:contextual-spacing="false" fo:line-height="100%" fo:text-align="end" style:justify-single-word="false" style:writing-mode="rl-tb"/>
      <style:text-properties style:font-name="David CLM1" officeooo:paragraph-rsid="06b84df3" style:font-name-complex="David CLM1"/>
    </style:style>
    <style:style style:name="P28"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officeooo:rsid="069396f5" officeooo:paragraph-rsid="06c778e8" style:font-size-asian="12pt" style:font-name-complex="David CLM1" style:font-size-complex="12pt"/>
    </style:style>
    <style:style style:name="P29"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officeooo:rsid="0695e027" officeooo:paragraph-rsid="06c86ceb" style:font-size-asian="12pt" style:font-name-complex="David CLM1" style:font-size-complex="12pt"/>
    </style:style>
    <style:style style:name="P30"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fo:font-size="12pt" officeooo:paragraph-rsid="06c9fece" style:font-size-asian="12pt" style:font-size-complex="12pt"/>
    </style:style>
    <style:style style:name="P3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style:font-size-asian="12pt" style:font-size-complex="12pt"/>
    </style:style>
    <style:style style:name="P3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paragraph-rsid="06ce25df" style:font-size-asian="12pt" style:font-size-complex="12pt"/>
    </style:style>
    <style:style style:name="P3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paragraph-rsid="06d1a68e" style:font-size-asian="12pt" style:font-size-complex="12pt"/>
    </style:style>
    <style:style style:name="P3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paragraph-rsid="06d1b59c" style:font-size-asian="12pt" style:font-size-complex="12pt"/>
    </style:style>
    <style:style style:name="P3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paragraph-rsid="06d29014" style:font-size-asian="12pt" style:font-size-complex="12pt"/>
    </style:style>
    <style:style style:name="P3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rsid="06d29014" officeooo:paragraph-rsid="06d29014" style:font-size-asian="12pt" style:font-size-complex="12pt"/>
    </style:style>
    <style:style style:name="P37"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2162b" officeooo:paragraph-rsid="06caf7ac" style:font-size-asian="12pt" style:font-name-complex="David CLM1" style:font-size-complex="12pt"/>
    </style:style>
    <style:style style:name="P38"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2162b" officeooo:paragraph-rsid="06d5b661" style:font-size-asian="12pt" style:font-name-complex="David CLM1" style:font-size-complex="12pt"/>
    </style:style>
    <style:style style:name="P39" style:family="paragraph" style:parent-style-name="Default">
      <style:paragraph-properties fo:margin-left="0in" fo:margin-right="0in" fo:margin-top="0in" fo:margin-bottom="0in" loext:contextual-spacing="false" fo:line-height="100%" fo:text-align="end" style:justify-single-word="false" fo:text-indent="0in" style:auto-text-indent="false" fo:padding-left="0in" fo:padding-right="0in" fo:padding-top="0in" fo:padding-bottom="0.0291in" fo:border-left="none" fo:border-right="none" fo:border-top="none" fo:border-bottom="0.06pt solid #000000" style:writing-mode="rl-tb" style:join-border="false"/>
      <style:text-properties style:use-window-font-color="true" style:font-name="David CLM1" fo:font-size="12pt" officeooo:rsid="04c2162b" officeooo:paragraph-rsid="06caf7ac" style:font-size-asian="12pt" style:font-name-complex="David CLM1" style:font-size-complex="12pt"/>
    </style:style>
    <style:style style:name="P40" style:family="paragraph" style:parent-style-name="Default" style:list-style-name="L4">
      <style:paragraph-properties style:line-height-at-least="0.139in" fo:text-align="end" style:justify-single-word="false" style:writing-mode="rl-tb"/>
    </style:style>
    <style:style style:name="T1" style:family="text">
      <style:text-properties officeooo:rsid="046930d4"/>
    </style:style>
    <style:style style:name="T2" style:family="text">
      <style:text-properties style:use-window-font-color="true" fo:font-size="12pt" style:font-size-asian="12pt" style:font-size-complex="12pt"/>
    </style:style>
    <style:style style:name="T3" style:family="text">
      <style:text-properties style:use-window-font-color="true" fo:font-size="12pt" officeooo:rsid="04739ef1" style:font-size-asian="12pt" style:font-size-complex="12pt"/>
    </style:style>
    <style:style style:name="T4" style:family="text">
      <style:text-properties style:use-window-font-color="true" fo:font-size="12pt" officeooo:rsid="04741233" style:font-size-asian="12pt" style:font-size-complex="12pt"/>
    </style:style>
    <style:style style:name="T5" style:family="text">
      <style:text-properties style:use-window-font-color="true" fo:font-size="12pt" officeooo:rsid="0475e079" style:font-size-asian="12pt" style:font-size-complex="12pt"/>
    </style:style>
    <style:style style:name="T6" style:family="text">
      <style:text-properties style:use-window-font-color="true" fo:font-size="12pt" officeooo:rsid="04788eb2" style:font-size-asian="12pt" style:font-size-complex="12pt"/>
    </style:style>
    <style:style style:name="T7" style:family="text">
      <style:text-properties style:use-window-font-color="true" fo:font-size="12pt" officeooo:rsid="04878633" style:font-size-asian="12pt" style:font-size-complex="12pt"/>
    </style:style>
    <style:style style:name="T8" style:family="text">
      <style:text-properties style:use-window-font-color="true" fo:font-size="12pt" officeooo:rsid="04885a14" style:font-size-asian="12pt" style:font-size-complex="12pt"/>
    </style:style>
    <style:style style:name="T9" style:family="text">
      <style:text-properties style:use-window-font-color="true" fo:font-size="12pt" officeooo:rsid="04896e6d" style:font-size-asian="12pt" style:font-size-complex="12pt"/>
    </style:style>
    <style:style style:name="T10" style:family="text">
      <style:text-properties style:use-window-font-color="true" fo:font-size="12pt" officeooo:rsid="048de806" style:font-size-asian="12pt" style:font-size-complex="12pt"/>
    </style:style>
    <style:style style:name="T11" style:family="text">
      <style:text-properties style:use-window-font-color="true" fo:font-size="12pt" officeooo:rsid="05a0b686" style:font-size-asian="12pt" style:font-size-complex="12pt"/>
    </style:style>
    <style:style style:name="T12" style:family="text">
      <style:text-properties style:use-window-font-color="true" fo:font-size="12pt" officeooo:rsid="06aa9798" style:font-size-asian="12pt" style:font-size-complex="12pt"/>
    </style:style>
    <style:style style:name="T13" style:family="text">
      <style:text-properties style:use-window-font-color="true" fo:font-size="12pt" officeooo:rsid="06bec578" style:font-size-asian="12pt" style:font-size-complex="12pt"/>
    </style:style>
    <style:style style:name="T14" style:family="text">
      <style:text-properties style:use-window-font-color="true" fo:font-size="12pt" officeooo:rsid="06c057fc" style:font-size-asian="12pt" style:font-size-complex="12pt"/>
    </style:style>
    <style:style style:name="T15" style:family="text">
      <style:text-properties style:use-window-font-color="true" fo:font-size="12pt" officeooo:rsid="06c24cc4" style:font-size-asian="12pt" style:font-size-complex="12pt"/>
    </style:style>
    <style:style style:name="T16" style:family="text">
      <style:text-properties style:use-window-font-color="true" fo:font-size="12pt" fo:font-style="italic" fo:font-weight="bold" officeooo:rsid="04739ef1" style:font-size-asian="12pt" style:font-style-asian="italic" style:font-weight-asian="bold" style:font-size-complex="12pt" style:font-weight-complex="bold"/>
    </style:style>
    <style:style style:name="T17" style:family="text">
      <style:text-properties style:use-window-font-color="true" fo:font-size="12pt" fo:font-style="italic" fo:font-weight="normal" officeooo:rsid="04803052" style:font-size-asian="12pt" style:font-style-asian="italic" style:font-weight-asian="normal" style:font-size-complex="12pt" style:font-style-complex="italic"/>
    </style:style>
    <style:style style:name="T18" style:family="text">
      <style:text-properties style:use-window-font-color="true" fo:font-size="12pt" fo:font-style="italic" fo:font-weight="normal" officeooo:rsid="04fa7ba5" style:font-size-asian="12pt" style:font-style-asian="italic" style:font-weight-asian="normal" style:font-size-complex="12pt" style:font-style-complex="italic" style:font-weight-complex="normal"/>
    </style:style>
    <style:style style:name="T19" style:family="text">
      <style:text-properties style:use-window-font-color="true" fo:font-size="12pt" fo:font-weight="bold" officeooo:rsid="04739ef1" style:font-size-asian="12pt" style:font-weight-asian="bold" style:font-size-complex="12pt" style:font-weight-complex="bold"/>
    </style:style>
    <style:style style:name="T20" style:family="text">
      <style:text-properties style:use-window-font-color="true" fo:font-size="12pt" fo:font-weight="bold" officeooo:rsid="04896e6d" style:font-size-asian="12pt" style:font-weight-asian="bold" style:font-size-complex="12pt" style:font-weight-complex="bold"/>
    </style:style>
    <style:style style:name="T21" style:family="text">
      <style:text-properties style:use-window-font-color="true" fo:font-size="12pt" fo:font-weight="bold" officeooo:rsid="048de806" style:font-size-asian="12pt" style:font-weight-asian="bold" style:font-size-complex="12pt" style:font-weight-complex="bold"/>
    </style:style>
    <style:style style:name="T22" style:family="text">
      <style:text-properties style:use-window-font-color="true" fo:font-size="12pt" fo:font-weight="bold" officeooo:rsid="06c057fc" style:font-size-asian="12pt" style:font-weight-asian="bold" style:font-size-complex="12pt" style:font-weight-complex="bold"/>
    </style:style>
    <style:style style:name="T23" style:family="text">
      <style:text-properties style:use-window-font-color="true" fo:font-size="12pt" fo:font-weight="normal" officeooo:rsid="047f464b" style:font-size-asian="12pt" style:font-weight-asian="normal" style:font-size-complex="12pt"/>
    </style:style>
    <style:style style:name="T24" style:family="text">
      <style:text-properties style:use-window-font-color="true" fo:font-size="12pt" fo:font-weight="normal" officeooo:rsid="04803052" style:font-size-asian="12pt" style:font-weight-asian="normal" style:font-size-complex="12pt"/>
    </style:style>
    <style:style style:name="T25" style:family="text">
      <style:text-properties style:use-window-font-color="true" fo:font-size="12pt" fo:font-weight="normal" officeooo:rsid="0480a0b0" style:font-size-asian="12pt" style:font-weight-asian="normal" style:font-size-complex="12pt"/>
    </style:style>
    <style:style style:name="T26" style:family="text">
      <style:text-properties style:use-window-font-color="true" fo:font-size="12pt" fo:font-weight="normal" officeooo:rsid="04896e6d" style:font-size-asian="12pt" style:font-weight-asian="normal" style:font-size-complex="12pt" style:font-weight-complex="normal"/>
    </style:style>
    <style:style style:name="T27" style:family="text">
      <style:text-properties style:use-window-font-color="true" fo:font-size="12pt" fo:font-weight="normal" officeooo:rsid="048de806" style:font-size-asian="12pt" style:font-weight-asian="normal" style:font-size-complex="12pt" style:font-weight-complex="normal"/>
    </style:style>
    <style:style style:name="T28" style:family="text">
      <style:text-properties style:use-window-font-color="true" fo:font-size="12pt" fo:font-weight="normal" officeooo:rsid="0497c241" style:font-size-asian="12pt" style:font-weight-asian="normal" style:font-size-complex="12pt" style:font-weight-complex="normal"/>
    </style:style>
    <style:style style:name="T29" style:family="text">
      <style:text-properties style:use-window-font-color="true" fo:font-size="12pt" fo:font-weight="normal" officeooo:rsid="048e427e" style:font-size-asian="12pt" style:font-weight-asian="normal" style:font-size-complex="12pt" style:font-weight-complex="normal"/>
    </style:style>
    <style:style style:name="T30" style:family="text">
      <style:text-properties style:use-window-font-color="true" fo:font-size="12pt" fo:font-weight="normal" officeooo:rsid="0592ca83" style:font-size-asian="12pt" style:font-weight-asian="normal" style:font-size-complex="12pt" style:font-weight-complex="normal"/>
    </style:style>
    <style:style style:name="T31" style:family="text">
      <style:text-properties style:use-window-font-color="true" fo:font-size="12pt" fo:font-weight="normal" officeooo:rsid="04f9b582" style:font-size-asian="12pt" style:font-weight-asian="normal" style:font-size-complex="12pt" style:font-weight-complex="normal"/>
    </style:style>
    <style:style style:name="T32" style:family="text">
      <style:text-properties style:use-window-font-color="true" fo:font-size="12pt" fo:font-weight="normal" officeooo:rsid="04fa7ba5" style:font-size-asian="12pt" style:font-weight-asian="normal" style:font-size-complex="12pt" style:font-weight-complex="normal"/>
    </style:style>
    <style:style style:name="T33" style:family="text">
      <style:text-properties style:use-window-font-color="true" fo:font-size="12pt" fo:font-weight="normal" officeooo:rsid="049003e2" style:font-size-asian="12pt" style:font-weight-asian="normal" style:font-size-complex="12pt"/>
    </style:style>
    <style:style style:name="T34" style:family="text">
      <style:text-properties style:use-window-font-color="true" fo:font-size="12pt" fo:font-weight="normal" officeooo:rsid="0491042b" style:font-size-asian="12pt" style:font-weight-asian="normal" style:font-size-complex="12pt"/>
    </style:style>
    <style:style style:name="T35" style:family="text">
      <style:text-properties style:use-window-font-color="true" fo:font-size="12pt" fo:font-weight="normal" officeooo:rsid="0491348b" style:font-size-asian="12pt" style:font-weight-asian="normal" style:font-size-complex="12pt"/>
    </style:style>
    <style:style style:name="T36" style:family="text">
      <style:text-properties style:use-window-font-color="true" fo:font-size="12pt" fo:font-weight="normal" officeooo:rsid="04929a27" style:font-size-asian="12pt" style:font-weight-asian="normal" style:font-size-complex="12pt"/>
    </style:style>
    <style:style style:name="T37" style:family="text">
      <style:text-properties style:use-window-font-color="true" fo:font-size="12pt" fo:font-weight="normal" officeooo:rsid="04836e86" style:font-size-asian="12pt" style:font-weight-asian="normal" style:font-size-complex="12pt"/>
    </style:style>
    <style:style style:name="T38" style:family="text">
      <style:text-properties style:use-window-font-color="true" fo:font-size="12pt" fo:font-weight="normal" officeooo:rsid="04971770" style:font-size-asian="12pt" style:font-weight-asian="normal" style:font-size-complex="12pt"/>
    </style:style>
    <style:style style:name="T39" style:family="text">
      <style:text-properties style:use-window-font-color="true" fo:font-size="12pt" fo:font-weight="normal" officeooo:rsid="0498cae6" style:font-size-asian="12pt" style:font-weight-asian="normal" style:font-size-complex="12pt"/>
    </style:style>
    <style:style style:name="T40" style:family="text">
      <style:text-properties style:use-window-font-color="true" fo:font-size="12pt" fo:font-weight="normal" officeooo:rsid="04996f3c" style:font-size-asian="12pt" style:font-weight-asian="normal" style:font-size-complex="12pt"/>
    </style:style>
    <style:style style:name="T41" style:family="text">
      <style:text-properties style:use-window-font-color="true" fo:font-size="12pt" fo:font-weight="normal" officeooo:rsid="049aea3d" style:font-size-asian="12pt" style:font-weight-asian="normal" style:font-size-complex="12pt"/>
    </style:style>
    <style:style style:name="T42" style:family="text">
      <style:text-properties style:use-window-font-color="true" fo:font-size="12pt" fo:font-weight="normal" officeooo:rsid="049e6314" style:font-size-asian="12pt" style:font-weight-asian="normal" style:font-size-complex="12pt"/>
    </style:style>
    <style:style style:name="T43" style:family="text">
      <style:text-properties style:use-window-font-color="true" fo:font-size="12pt" fo:font-weight="normal" officeooo:rsid="049f391f" style:font-size-asian="12pt" style:font-weight-asian="normal" style:font-size-complex="12pt"/>
    </style:style>
    <style:style style:name="T44" style:family="text">
      <style:text-properties style:use-window-font-color="true" fo:font-size="12pt" fo:font-weight="normal" officeooo:rsid="049fec3e" style:font-size-asian="12pt" style:font-weight-asian="normal" style:font-size-complex="12pt"/>
    </style:style>
    <style:style style:name="T45" style:family="text">
      <style:text-properties style:use-window-font-color="true" fo:font-size="12pt" fo:font-weight="normal" officeooo:rsid="04a2b74c" style:font-size-asian="12pt" style:font-weight-asian="normal" style:font-size-complex="12pt"/>
    </style:style>
    <style:style style:name="T46" style:family="text">
      <style:text-properties style:use-window-font-color="true" fo:font-size="12pt" fo:font-weight="normal" officeooo:rsid="05939a62" style:font-size-asian="12pt" style:font-weight-asian="normal" style:font-size-complex="12pt"/>
    </style:style>
    <style:style style:name="T47" style:family="text">
      <style:text-properties style:use-window-font-color="true" fo:font-size="12pt" fo:font-weight="normal" officeooo:rsid="0593b8db" style:font-size-asian="12pt" style:font-weight-asian="normal" style:font-size-complex="12pt"/>
    </style:style>
    <style:style style:name="T48" style:family="text">
      <style:text-properties style:use-window-font-color="true" fo:font-size="12pt" fo:font-weight="normal" officeooo:rsid="059598fc" style:font-size-asian="12pt" style:font-weight-asian="normal" style:font-size-complex="12pt"/>
    </style:style>
    <style:style style:name="T49" style:family="text">
      <style:text-properties style:use-window-font-color="true" fo:font-size="12pt" fo:font-weight="normal" officeooo:rsid="048dc168" style:font-size-asian="12pt" style:font-weight-asian="normal" style:font-size-complex="12pt"/>
    </style:style>
    <style:style style:name="T50" style:family="text">
      <style:text-properties style:use-window-font-color="true" fo:font-size="12pt" fo:font-weight="normal" officeooo:rsid="0592ca83" style:font-size-asian="12pt" style:font-weight-asian="normal" style:font-size-complex="12pt"/>
    </style:style>
    <style:style style:name="T51" style:family="text">
      <style:text-properties style:use-window-font-color="true" fo:font-size="12pt" fo:font-weight="normal" officeooo:rsid="048e427e" style:font-size-asian="12pt" style:font-weight-asian="normal" style:font-size-complex="12pt"/>
    </style:style>
    <style:style style:name="T52" style:family="text">
      <style:text-properties style:use-window-font-color="true" fo:font-size="12pt" fo:font-weight="normal" officeooo:rsid="049dab09" style:font-size-asian="12pt" style:font-weight-asian="normal" style:font-size-complex="12pt"/>
    </style:style>
    <style:style style:name="T53" style:family="text">
      <style:text-properties style:use-window-font-color="true" fo:font-size="12pt" fo:font-weight="normal" officeooo:rsid="05f9b9a7" style:font-size-asian="12pt" style:font-weight-asian="normal" style:font-size-complex="12pt"/>
    </style:style>
    <style:style style:name="T54" style:family="text">
      <style:text-properties style:use-window-font-color="true" fo:font-size="12pt" fo:font-weight="normal" officeooo:rsid="05a3a837" style:font-size-asian="12pt" style:font-weight-asian="normal" style:font-size-complex="12pt"/>
    </style:style>
    <style:style style:name="T55" style:family="text">
      <style:text-properties style:use-window-font-color="true" fo:font-size="12pt" fo:font-weight="normal" officeooo:rsid="05c8d16c" style:font-size-asian="12pt" style:font-weight-asian="normal" style:font-size-complex="12pt"/>
    </style:style>
    <style:style style:name="T56" style:family="text">
      <style:text-properties style:use-window-font-color="true" fo:font-size="12pt" fo:font-weight="normal" officeooo:rsid="05f6576b" style:font-size-asian="12pt" style:font-weight-asian="normal" style:font-size-complex="12pt"/>
    </style:style>
    <style:style style:name="T57" style:family="text">
      <style:text-properties style:use-window-font-color="true" fo:font-size="12pt" fo:font-weight="normal" officeooo:rsid="05a50ca6" style:font-size-asian="12pt" style:font-weight-asian="normal" style:font-size-complex="12pt"/>
    </style:style>
    <style:style style:name="T58" style:family="text">
      <style:text-properties style:use-window-font-color="true" fo:font-size="12pt" fo:font-weight="normal" officeooo:rsid="05af9a24" style:font-size-asian="12pt" style:font-weight-asian="normal" style:font-size-complex="12pt"/>
    </style:style>
    <style:style style:name="T59" style:family="text">
      <style:text-properties style:use-window-font-color="true" fo:font-size="12pt" fo:font-weight="normal" officeooo:rsid="05b5e17f" style:font-size-asian="12pt" style:font-weight-asian="normal" style:font-size-complex="12pt"/>
    </style:style>
    <style:style style:name="T60" style:family="text">
      <style:text-properties style:use-window-font-color="true" fo:font-size="12pt" fo:font-weight="normal" officeooo:rsid="05ac615d" style:font-size-asian="12pt" style:font-weight-asian="normal" style:font-size-complex="12pt"/>
    </style:style>
    <style:style style:name="T61" style:family="text">
      <style:text-properties style:use-window-font-color="true" fo:font-size="12pt" fo:font-weight="normal" officeooo:rsid="05fe0a12" style:font-size-asian="12pt" style:font-weight-asian="normal" style:font-size-complex="12pt"/>
    </style:style>
    <style:style style:name="T62" style:family="text">
      <style:text-properties style:use-window-font-color="true" fo:font-size="12pt" fo:font-weight="normal" officeooo:rsid="05bb410a" style:font-size-asian="12pt" style:font-weight-asian="normal" style:font-size-complex="12pt"/>
    </style:style>
    <style:style style:name="T63" style:family="text">
      <style:text-properties style:use-window-font-color="true" fo:font-size="12pt" fo:font-weight="normal" officeooo:rsid="05acbb4d" style:font-size-asian="12pt" style:font-weight-asian="normal" style:font-size-complex="12pt"/>
    </style:style>
    <style:style style:name="T64" style:family="text">
      <style:text-properties style:use-window-font-color="true" fo:font-size="12pt" fo:font-weight="normal" officeooo:rsid="060d8b7a" style:font-size-asian="12pt" style:font-weight-asian="normal" style:font-size-complex="12pt"/>
    </style:style>
    <style:style style:name="T65" style:family="text">
      <style:text-properties style:use-window-font-color="true" fo:font-size="12pt" fo:font-weight="normal" officeooo:rsid="05acbb4d" style:font-size-asian="12pt" style:font-weight-asian="normal" style:font-size-complex="12pt" style:language-complex="he" style:country-complex="IL"/>
    </style:style>
    <style:style style:name="T66" style:family="text">
      <style:text-properties style:use-window-font-color="true" fo:font-size="12pt" fo:font-weight="normal" officeooo:rsid="060da64e" style:font-size-asian="12pt" style:font-weight-asian="normal" style:font-size-complex="12pt"/>
    </style:style>
    <style:style style:name="T67" style:family="text">
      <style:text-properties style:use-window-font-color="true" fo:font-size="12pt" fo:font-weight="normal" officeooo:rsid="05c5aa16" style:font-size-asian="12pt" style:font-weight-asian="normal" style:font-size-complex="12pt"/>
    </style:style>
    <style:style style:name="T68" style:family="text">
      <style:text-properties style:use-window-font-color="true" fo:font-size="12pt" fo:font-weight="normal" officeooo:rsid="05ae35dc" style:font-size-asian="12pt" style:font-weight-asian="normal" style:font-size-complex="12pt"/>
    </style:style>
    <style:style style:name="T69" style:family="text">
      <style:text-properties style:use-window-font-color="true" fo:font-size="12pt" fo:font-weight="normal" officeooo:rsid="05d6c0c1" style:font-size-asian="12pt" style:font-weight-asian="normal" style:font-size-complex="12pt"/>
    </style:style>
    <style:style style:name="T70" style:family="text">
      <style:text-properties style:use-window-font-color="true" fo:font-size="12pt" fo:font-weight="normal" officeooo:rsid="06b0b85a" style:font-size-asian="12pt" style:font-weight-asian="normal" style:font-size-complex="12pt"/>
    </style:style>
    <style:style style:name="T71" style:family="text">
      <style:text-properties style:use-window-font-color="true" fo:font-size="12pt" fo:font-weight="normal" officeooo:rsid="06b72764" style:font-size-asian="12pt" style:font-weight-asian="normal" style:font-size-complex="12pt"/>
    </style:style>
    <style:style style:name="T72" style:family="text">
      <style:text-properties style:use-window-font-color="true" fo:font-size="12pt" fo:font-weight="normal" officeooo:rsid="06b76b92" style:font-size-asian="12pt" style:font-weight-asian="normal" style:font-size-complex="12pt"/>
    </style:style>
    <style:style style:name="T73" style:family="text">
      <style:text-properties style:use-window-font-color="true" fo:font-size="12pt" fo:font-weight="normal" officeooo:rsid="05b29d91" style:font-size-asian="12pt" style:font-weight-asian="normal" style:font-size-complex="12pt"/>
    </style:style>
    <style:style style:name="T74" style:family="text">
      <style:text-properties style:use-window-font-color="true" fo:font-size="12pt" fo:font-weight="normal" officeooo:rsid="06b297b6" style:font-size-asian="12pt" style:font-weight-asian="normal" style:font-size-complex="12pt"/>
    </style:style>
    <style:style style:name="T75" style:family="text">
      <style:text-properties style:use-window-font-color="true" fo:font-size="12pt" fo:font-weight="normal" officeooo:rsid="06bdb11c" style:font-size-asian="12pt" style:font-weight-asian="normal" style:font-size-complex="12pt"/>
    </style:style>
    <style:style style:name="T76" style:family="text">
      <style:text-properties style:use-window-font-color="true" fo:font-size="12pt" fo:font-weight="normal" officeooo:rsid="06bec578" style:font-size-asian="12pt" style:font-weight-asian="normal" style:font-size-complex="12pt"/>
    </style:style>
    <style:style style:name="T77" style:family="text">
      <style:text-properties style:use-window-font-color="true" fo:font-size="12pt" fo:language="he" fo:country="IL" fo:font-weight="normal" officeooo:rsid="05acbb4d" style:font-size-asian="12pt" style:font-weight-asian="normal" style:font-size-complex="12pt"/>
    </style:style>
    <style:style style:name="T78" style:family="text">
      <style:text-properties style:use-window-font-color="true" style:font-name="David CLM" fo:font-size="12pt" fo:font-weight="normal" officeooo:rsid="06b0b85a" style:font-name-asian="David CLM" style:font-size-asian="12pt" style:font-weight-asian="normal" style:font-name-complex="David CLM" style:font-size-complex="12pt"/>
    </style:style>
    <style:style style:name="T79" style:family="text">
      <style:text-properties style:use-window-font-color="true" style:font-name="Liberation Sans1" fo:font-size="12pt" style:font-size-asian="12pt" style:font-size-complex="12pt"/>
    </style:style>
    <style:style style:name="T80" style:family="text">
      <style:text-properties style:use-window-font-color="true" style:font-name="Liberation Sans1" fo:font-size="12pt" style:font-size-asian="12pt" style:font-size-complex="12pt"/>
    </style:style>
    <style:style style:name="T81" style:family="text">
      <style:text-properties style:use-window-font-color="true" style:font-name="Liberation Sans1" fo:font-size="12pt" officeooo:rsid="06cc9548" style:font-size-asian="12pt" style:font-size-complex="12pt"/>
    </style:style>
    <style:style style:name="T82" style:family="text">
      <style:text-properties style:use-window-font-color="true" style:font-name="Liberation Sans1" fo:font-size="12pt" officeooo:rsid="06cc9548" style:font-size-asian="12pt" style:font-size-complex="12pt"/>
    </style:style>
    <style:style style:name="T83" style:family="text">
      <style:text-properties fo:font-weight="bold" style:font-weight-asian="bold" style:font-weight-complex="bold"/>
    </style:style>
    <style:style style:name="T84" style:family="text">
      <style:text-properties fo:font-weight="bold" officeooo:rsid="0406434b" style:font-weight-asian="bold" style:font-weight-complex="bold"/>
    </style:style>
    <style:style style:name="T85" style:family="text">
      <style:text-properties fo:font-weight="bold" officeooo:rsid="0639f2f8" style:font-weight-asian="bold" style:font-weight-complex="bold"/>
    </style:style>
    <style:style style:name="T86" style:family="text">
      <style:text-properties officeooo:rsid="04a78362"/>
    </style:style>
    <style:style style:name="T87" style:family="text">
      <style:text-properties officeooo:rsid="0406434b"/>
    </style:style>
    <style:style style:name="T88" style:family="text">
      <style:text-properties fo:font-weight="normal" style:font-weight-asian="normal"/>
    </style:style>
    <style:style style:name="T89" style:family="text">
      <style:text-properties fo:font-weight="normal" officeooo:rsid="04be3fe0" style:font-weight-asian="normal"/>
    </style:style>
    <style:style style:name="T90" style:family="text">
      <style:text-properties fo:font-weight="normal" officeooo:rsid="04c25e34" style:font-weight-asian="normal"/>
    </style:style>
    <style:style style:name="T91" style:family="text">
      <style:text-properties fo:font-weight="normal" officeooo:rsid="04c25f6e" style:font-weight-asian="normal"/>
    </style:style>
    <style:style style:name="T92" style:family="text">
      <style:text-properties fo:font-weight="normal" officeooo:rsid="04ca0ece" style:font-weight-asian="normal"/>
    </style:style>
    <style:style style:name="T93" style:family="text">
      <style:text-properties fo:font-weight="normal" officeooo:rsid="04cb8a2f" style:font-weight-asian="normal"/>
    </style:style>
    <style:style style:name="T94" style:family="text">
      <style:text-properties fo:font-weight="normal" officeooo:rsid="04cc9538" style:font-weight-asian="normal"/>
    </style:style>
    <style:style style:name="T95" style:family="text">
      <style:text-properties fo:font-weight="normal" officeooo:rsid="04d3f75f" style:font-weight-asian="normal"/>
    </style:style>
    <style:style style:name="T96" style:family="text">
      <style:text-properties fo:font-weight="normal" officeooo:rsid="04d5a094" style:font-weight-asian="normal"/>
    </style:style>
    <style:style style:name="T97" style:family="text">
      <style:text-properties fo:font-weight="normal" officeooo:rsid="0639f2f8" style:font-weight-asian="normal" style:font-weight-complex="normal"/>
    </style:style>
    <style:style style:name="T98" style:family="text">
      <style:text-properties fo:font-weight="normal" officeooo:rsid="063b801f" style:font-weight-asian="normal" style:font-weight-complex="normal"/>
    </style:style>
    <style:style style:name="T99" style:family="text">
      <style:text-properties fo:font-weight="normal" officeooo:rsid="063d1f44" style:font-weight-asian="normal" style:font-weight-complex="normal"/>
    </style:style>
    <style:style style:name="T100" style:family="text">
      <style:text-properties fo:font-weight="normal" officeooo:rsid="063ecd22" style:font-weight-asian="normal" style:font-weight-complex="normal"/>
    </style:style>
    <style:style style:name="T101" style:family="text">
      <style:text-properties fo:font-weight="normal" officeooo:rsid="0639b32c" style:font-weight-asian="normal" style:font-weight-complex="normal"/>
    </style:style>
    <style:style style:name="T102" style:family="text">
      <style:text-properties fo:font-weight="normal" officeooo:rsid="0694271f" style:font-weight-asian="normal" style:font-weight-complex="normal"/>
    </style:style>
    <style:style style:name="T103" style:family="text">
      <style:text-properties fo:font-weight="normal" officeooo:rsid="06c778e8" style:font-weight-asian="normal" style:font-weight-complex="normal"/>
    </style:style>
    <style:style style:name="T104" style:family="text">
      <style:text-properties fo:font-weight="normal" officeooo:rsid="05a3a837" style:font-weight-asian="normal"/>
    </style:style>
    <style:style style:name="T105" style:family="text">
      <style:text-properties fo:font-weight="normal" officeooo:rsid="05a50ca6" style:font-weight-asian="normal"/>
    </style:style>
    <style:style style:name="T106" style:family="text">
      <style:text-properties fo:font-weight="normal" officeooo:rsid="05a68aca" style:font-weight-asian="normal"/>
    </style:style>
    <style:style style:name="T107" style:family="text">
      <style:text-properties fo:font-weight="normal" officeooo:rsid="05a838f4" style:font-weight-asian="normal"/>
    </style:style>
    <style:style style:name="T108" style:family="text">
      <style:text-properties fo:font-weight="normal" officeooo:rsid="05a986dc" style:font-weight-asian="normal"/>
    </style:style>
    <style:style style:name="T109" style:family="text">
      <style:text-properties fo:font-weight="normal" officeooo:rsid="05aa6313" style:font-weight-asian="normal"/>
    </style:style>
    <style:style style:name="T110" style:family="text">
      <style:text-properties fo:font-weight="normal" officeooo:rsid="05ac615d" style:font-weight-asian="normal"/>
    </style:style>
    <style:style style:name="T111" style:family="text">
      <style:text-properties fo:font-weight="normal" officeooo:rsid="05be2852" style:font-weight-asian="normal"/>
    </style:style>
    <style:style style:name="T112" style:family="text">
      <style:text-properties fo:font-weight="normal" officeooo:rsid="05beab7d" style:font-weight-asian="normal"/>
    </style:style>
    <style:style style:name="T113" style:family="text">
      <style:text-properties fo:font-weight="normal" officeooo:rsid="05c2c831" style:font-weight-asian="normal"/>
    </style:style>
    <style:style style:name="T114" style:family="text">
      <style:text-properties fo:font-weight="normal" officeooo:rsid="05c2f131" style:font-weight-asian="normal"/>
    </style:style>
    <style:style style:name="T115" style:family="text">
      <style:text-properties fo:font-weight="normal" officeooo:rsid="05f9b9a7" style:font-weight-asian="normal"/>
    </style:style>
    <style:style style:name="T116" style:family="text">
      <style:text-properties fo:font-weight="normal" officeooo:rsid="05fa2516" style:font-weight-asian="normal"/>
    </style:style>
    <style:style style:name="T117" style:family="text">
      <style:text-properties fo:font-weight="normal" officeooo:rsid="05fb511c" style:font-weight-asian="normal"/>
    </style:style>
    <style:style style:name="T118" style:family="text">
      <style:text-properties fo:font-weight="normal" officeooo:rsid="05fcf5c8" style:font-weight-asian="normal"/>
    </style:style>
    <style:style style:name="T119" style:family="text">
      <style:text-properties fo:font-weight="normal" officeooo:rsid="0609bd9b" style:font-weight-asian="normal"/>
    </style:style>
    <style:style style:name="T120" style:family="text">
      <style:text-properties fo:font-weight="normal" officeooo:rsid="06174a50" style:font-weight-asian="normal"/>
    </style:style>
    <style:style style:name="T121" style:family="text">
      <style:text-properties fo:font-weight="normal" officeooo:rsid="0639b32c" style:font-weight-asian="normal"/>
    </style:style>
    <style:style style:name="T122" style:family="text">
      <style:text-properties fo:font-weight="normal" officeooo:rsid="06add95a" style:font-weight-asian="normal"/>
    </style:style>
    <style:style style:name="T123" style:family="text">
      <style:text-properties fo:font-weight="normal" officeooo:rsid="06aea92c" style:font-weight-asian="normal"/>
    </style:style>
    <style:style style:name="T124" style:family="text">
      <style:text-properties fo:font-weight="normal" officeooo:rsid="06afb0c0" style:font-weight-asian="normal"/>
    </style:style>
    <style:style style:name="T125" style:family="text">
      <style:text-properties fo:font-weight="normal" officeooo:rsid="06c6ca83" style:font-weight-asian="normal"/>
    </style:style>
    <style:style style:name="T126" style:family="text">
      <style:text-properties fo:font-style="italic" fo:font-weight="normal" style:font-style-asian="italic" style:font-weight-asian="normal" style:font-style-complex="italic"/>
    </style:style>
    <style:style style:name="T127" style:family="text">
      <style:text-properties fo:font-style="italic" fo:font-weight="normal" officeooo:rsid="04be3fe0" style:font-style-asian="italic" style:font-weight-asian="normal" style:font-style-complex="italic"/>
    </style:style>
    <style:style style:name="T128" style:family="text">
      <style:text-properties fo:font-style="italic" fo:font-weight="normal" officeooo:rsid="0639b32c" style:font-style-asian="italic" style:font-weight-asian="normal" style:font-style-complex="italic" style:font-weight-complex="normal"/>
    </style:style>
    <style:style style:name="T129" style:family="text">
      <style:text-properties fo:font-style="italic" fo:font-weight="normal" officeooo:rsid="0639f2f8" style:font-style-asian="italic" style:font-weight-asian="normal" style:font-style-complex="italic" style:font-weight-complex="normal"/>
    </style:style>
    <style:style style:name="T130" style:family="text">
      <style:text-properties fo:font-style="italic" style:font-style-asian="italic" style:font-style-complex="italic"/>
    </style:style>
    <style:style style:name="T131" style:family="text">
      <style:text-properties fo:font-style="italic" officeooo:rsid="0406434b" style:font-style-asian="italic" style:font-style-complex="italic"/>
    </style:style>
    <style:style style:name="T132" style:family="text">
      <style:text-properties fo:font-style="italic" officeooo:rsid="046930d4" style:font-style-asian="italic" style:font-style-complex="italic"/>
    </style:style>
    <style:style style:name="T133" style:family="text">
      <style:text-properties officeooo:rsid="04a8e585"/>
    </style:style>
    <style:style style:name="T134" style:family="text">
      <style:text-properties officeooo:rsid="050758af"/>
    </style:style>
    <style:style style:name="T135" style:family="text">
      <style:text-properties style:text-position="super 58%" officeooo:rsid="050758af"/>
    </style:style>
    <style:style style:name="T136" style:family="text">
      <style:text-properties style:font-name="David CLM1" fo:font-weight="normal" officeooo:rsid="06970cde" style:font-weight-asian="normal" style:font-name-complex="David CLM1" style:font-weight-complex="normal"/>
    </style:style>
    <style:style style:name="T137" style:family="text">
      <style:text-properties style:font-name="David CLM1" fo:font-weight="normal" officeooo:rsid="0697df88" style:font-weight-asian="normal" style:font-name-complex="David CLM1" style:font-weight-complex="normal"/>
    </style:style>
    <style:style style:name="T138" style:family="text">
      <style:text-properties style:font-name="David CLM1" fo:font-weight="bold" officeooo:rsid="06970cde" style:font-weight-asian="bold" style:font-name-complex="David CLM1" style:font-weight-complex="bold"/>
    </style:style>
    <style:style style:name="T139" style:family="text">
      <style:text-properties officeooo:rsid="06a342b7"/>
    </style:style>
    <style:style style:name="T140" style:family="text">
      <style:text-properties officeooo:rsid="06ba75c2"/>
    </style:style>
    <style:style style:name="T141" style:family="text">
      <style:text-properties style:font-name="Liberation Sans1"/>
    </style:style>
    <style:style style:name="T142" style:family="text">
      <style:text-properties style:font-name="Liberation Sans1" fo:font-weight="bold" style:font-weight-asian="bold"/>
    </style:style>
    <style:style style:name="T143" style:family="text">
      <style:text-properties style:font-name="Liberation Sans1" fo:font-weight="bold" style:font-weight-asian="bold" style:font-weight-complex="bold"/>
    </style:style>
    <style:style style:name="T144" style:family="text">
      <style:text-properties style:font-name="Liberation Sans1" fo:font-weight="bold" officeooo:rsid="06c8be86" style:font-weight-asian="bold" style:font-weight-complex="bold"/>
    </style:style>
    <style:style style:name="T145" style:family="text">
      <style:text-properties style:font-name="Liberation Sans1" fo:font-weight="bold" style:font-weight-asian="bold"/>
    </style:style>
    <style:style style:name="T146" style:family="text">
      <style:text-properties style:font-name="Liberation Sans1"/>
    </style:style>
    <style:style style:name="T147" style:family="text">
      <style:text-properties style:font-name="Liberation Sans1" fo:font-style="italic" style:font-style-asian="italic"/>
    </style:style>
    <style:style style:name="T148" style:family="text">
      <style:text-properties style:font-name="Liberation Sans1" fo:font-style="italic" style:font-style-asian="italic"/>
    </style:style>
    <style:style style:name="T149" style:family="text">
      <style:text-properties style:font-name="Liberation Sans1" fo:font-style="italic" style:font-style-asian="italic" style:font-style-complex="italic"/>
    </style:style>
    <style:style style:name="T150" style:family="text">
      <style:text-properties style:font-name="Liberation Sans1" fo:font-style="italic" style:font-style-asian="italic" style:font-style-complex="italic"/>
    </style:style>
    <style:style style:name="T151" style:family="text">
      <style:text-properties style:font-name="Liberation Sans1" fo:font-style="italic" fo:font-weight="bold" style:font-style-asian="italic" style:font-weight-asian="bold" style:font-style-complex="italic"/>
    </style:style>
    <style:style style:name="T152" style:family="text">
      <style:text-properties style:font-name="Liberation Sans1" fo:font-style="italic" fo:font-weight="bold" officeooo:rsid="06c8be86" style:font-style-asian="italic" style:font-weight-asian="bold" style:font-style-complex="italic"/>
    </style:style>
    <style:style style:name="T153" style:family="text">
      <style:text-properties style:font-name="Liberation Sans1" fo:font-style="italic" fo:font-weight="normal" officeooo:rsid="0695e027" style:font-style-asian="italic" style:font-weight-asian="normal" style:font-name-complex="David CLM1" style:font-weight-complex="normal"/>
    </style:style>
    <style:style style:name="T154" style:family="text">
      <style:text-properties style:font-name="Liberation Sans1"/>
    </style:style>
    <style:style style:name="T155" style:family="text">
      <style:text-properties style:font-name="Liberation Sans1"/>
    </style:style>
    <style:style style:name="T156" style:family="text">
      <style:text-properties style:font-name="Liberation Sans1"/>
    </style:style>
    <style:style style:name="T157" style:family="text">
      <style:text-properties style:font-name="Liberation Sans1" fo:font-weight="normal" officeooo:rsid="0695e027" style:font-weight-asian="normal" style:font-name-complex="David CLM1" style:font-weight-complex="normal"/>
    </style:style>
    <style:style style:name="T158" style:family="text">
      <style:text-properties style:font-name="Liberation Sans1" fo:font-weight="normal" officeooo:rsid="06c9fece" style:font-weight-asian="normal" style:font-name-complex="David CLM1" style:font-weight-complex="normal"/>
    </style:style>
    <style:style style:name="T159" style:family="text">
      <style:text-properties style:font-name="Liberation Sans1" officeooo:rsid="06cc9548"/>
    </style:style>
    <style:style style:name="T160" style:family="text">
      <style:text-properties style:font-name="Liberation Sans1" officeooo:rsid="06ce25df"/>
    </style:style>
    <style:style style:name="T161" style:family="text">
      <style:text-properties style:font-name="Liberation Sans1" officeooo:rsid="06ce25df"/>
    </style:style>
    <style:style style:name="T162" style:family="text">
      <style:text-properties style:font-name="Liberation Sans1" officeooo:rsid="06ce2e28"/>
    </style:style>
    <style:style style:name="T163" style:family="text">
      <style:text-properties style:font-name="Liberation Sans1" officeooo:rsid="06cf4dfa"/>
    </style:style>
    <style:style style:name="T164" style:family="text">
      <style:text-properties style:font-name="Liberation Sans1" officeooo:rsid="06cf4dfa"/>
    </style:style>
    <style:style style:name="T165" style:family="text">
      <style:text-properties style:font-name="Liberation Sans1" officeooo:rsid="06d01bda"/>
    </style:style>
    <style:style style:name="T166" style:family="text">
      <style:text-properties style:font-name="Liberation Sans1" officeooo:rsid="06d11635"/>
    </style:style>
    <style:style style:name="T167" style:family="text">
      <style:text-properties style:font-name="Liberation Sans1" officeooo:rsid="06d1a68e"/>
    </style:style>
    <style:style style:name="T168" style:family="text">
      <style:text-properties style:font-name="Liberation Sans1" officeooo:rsid="06d1b59c"/>
    </style:style>
    <style:style style:name="T169" style:family="text">
      <style:text-properties style:font-name="Liberation Sans1" officeooo:rsid="06d1b59c"/>
    </style:style>
    <style:style style:name="T170" style:family="text">
      <style:text-properties style:font-name="Liberation Sans1" officeooo:rsid="06d29014"/>
    </style:style>
    <style:style style:name="T171" style:family="text">
      <style:text-properties style:font-name="Liberation Sans1" officeooo:rsid="06d29014"/>
    </style:style>
    <style:style style:name="T172" style:family="text">
      <style:text-properties style:font-name="Liberation Sans1" officeooo:rsid="06d3a452"/>
    </style:style>
    <style:style style:name="T173" style:family="text">
      <style:text-properties style:font-name="Times New Roman" fo:font-style="italic" style:font-style-asian="italic"/>
    </style:style>
    <style:style style:name="T174" style:family="text">
      <style:text-properties style:font-name="Times New Roman" fo:font-style="italic" style:font-style-asian="italic"/>
    </style:style>
    <style:style style:name="T175" style:family="text">
      <style:text-properties style:font-name="Times New Roman" fo:font-style="italic" style:font-style-asian="italic"/>
    </style:style>
    <style:style style:name="T176" style:family="text">
      <style:text-properties style:font-name="Times New Roman" fo:font-style="italic" style:font-style-asian="italic"/>
    </style:style>
    <style:style style:name="T177" style:family="text">
      <style:text-properties style:font-name="Times New Roman" fo:font-style="italic" officeooo:rsid="06ce25df" style:font-style-asian="italic"/>
    </style:style>
    <style:style style:name="T178" style:family="text">
      <style:text-properties style:font-name="Times New Roman" fo:font-style="italic" officeooo:rsid="06d1b59c" style:font-style-asian="italic"/>
    </style:style>
    <style:style style:name="T179" style:family="text">
      <style:text-properties style:font-name="Times New Roman"/>
    </style:style>
    <style:style style:name="T180" style:family="text">
      <style:text-properties style:font-name="Times New Roman"/>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החלפ<text:span text:style-name="T140">ו</text:span>ת <text:span text:style-name="T140">ומעגלים</text:span></text:h>
      <text:p text:style-name="P12">היום נדבר על החלפות. נניח שכמה עובדים משובצים לתורניות, וחלק מהם היו מעדיפים להתחלף עם אחרים<text:span text:style-name="T1">. או, כמה סטודנטים משובצים לחדרים במעונות והיו מעוניינים להתחלף. <text:s text:c="2"/>אנחנו רוצים ליצור שיבוץ חדש שיהיה יעיל פארטו. בניגוד לבעיות של חלוקה הוגנת, כאן - בניגוד לאנשים יש </text:span><text:span text:style-name="T132">זכויות קודמות </text:span><text:span text:style-name="T1">עוד לפני הפעלת האלגוריתם. כדי שאנשים יסכימו להשתתף באלגוריתם שלנו, אנחנו חייבים להבטיח להם שלא ייגרם להם נזק. <text:s/>אז בנוסף לתכונות של יעילות-פארטו ושל אמיתיות, אנחנו דורשים תכונה שלישית.</text:span></text:p>
      <text:p text:style-name="P13"><text:span text:style-name="T16">ה</text:span><text:span text:style-name="T19">גדרה</text:span><text:span text:style-name="T3">: </text:span><text:span text:style-name="T12">אלגוריתם </text:span><text:span text:style-name="T14">נקרא </text:span><text:span text:style-name="T22">מעודד השתתפות </text:span><text:span text:style-name="T4">(</text:span><text:span text:style-name="T14">במקור individually rational – רציונלי ליחידים – ביטוי פחות ברור לדעתי</text:span><text:span text:style-name="T4">), אם כל משתתף מעדיף את תוצאת ה</text:span><text:span text:style-name="T12">אלגוריתם </text:span><text:span text:style-name="T4">על-פני המצב לפני </text:span><text:span text:style-name="T13">האלגוריתם</text:span><text:span text:style-name="T4"> (או לפחות אדיש בין התוצאות)</text:span><text:span text:style-name="T5">. </text:span></text:p>
      <text:p text:style-name="P25"><text:span text:style-name="T6">ה</text:span><text:span text:style-name="T2">אם קיים אלגוריתם </text:span><text:span text:style-name="T15">שהוא גם מעודד השתתפות, וגם מוצא שיבוץ יעיל פארטו? </text:span></text:p>
      <text:p text:style-name="P10">אלגוריתם מעגלי המסחר - Top Trading Cycles</text:p>
      <text:p text:style-name="P14"><text:span text:style-name="T6">האלגוריתם פותח ע"י אותם </text:span><text:span text:style-name="T8">חוקרים </text:span><text:span text:style-name="T6">שפיתחו את האלגוריתם לשידוך יציב - Gale ו Shapley, עם חוקר שלישי בשם Scarf.</text:span><text:span text:style-name="T7"> </text:span><text:span text:style-name="T11"><text:s/></text:span><text:span text:style-name="T9">הקלט לאלגוריתם הוא שיבוץ של </text:span><text:span text:style-name="T21">אנשים</text:span><text:span text:style-name="T10"> </text:span><text:span text:style-name="T9">ל</text:span><text:span text:style-name="T20">בתים</text:span><text:span text:style-name="T26"> - לכל </text:span><text:span text:style-name="T27">איש </text:span><text:span text:style-name="T26">יש בית אחד. </text:span></text:p>
      <text:p text:style-name="P16"><text:span text:style-name="T26">ה</text:span><text:span text:style-name="T28">אלגוריתם מחזיק </text:span><text:span text:style-name="T23">גרף </text:span><text:span text:style-name="T24">מכוון </text:span><text:span text:style-name="T23">שבו</text:span><text:span text:style-name="T25">:</text:span></text:p>
      <text:list xml:id="list1262324499" text:style-name="L1">
        <text:list-item>
          <text:p text:style-name="P22"><text:span text:style-name="T17">הצמתים </text:span><text:span text:style-name="T24">הם </text:span><text:span text:style-name="T29">האנשים</text:span><text:span text:style-name="T30"> והבתים;</text:span></text:p>
        </text:list-item>
        <text:list-item>
          <text:p text:style-name="P23"><text:span text:style-name="T31">י</text:span><text:span text:style-name="T32">ש </text:span><text:span text:style-name="T18">קשת</text:span><text:span text:style-name="T32"> </text:span><text:span text:style-name="T25">מכל </text:span><text:span text:style-name="T35">אדם </text:span><text:span text:style-name="T49">אל </text:span><text:span text:style-name="T50">ה</text:span><text:span text:style-name="T49">בית שהוא הכי רוצה</text:span><text:span text:style-name="T50">, ומכל בית אל האדם שהוא שייך אליו</text:span><text:span text:style-name="T51">.</text:span></text:p>
        </text:list-item>
      </text:list>
      <text:p text:style-name="P16"><text:span text:style-name="T52">מעדכנים </text:span><text:span text:style-name="T39">את הגרף באופן הבא:</text:span></text:p>
      <text:p text:style-name="P3"><text:span text:style-name="T39">א</text:span><text:span text:style-name="T37">. </text:span><text:span text:style-name="T33">מוצאים מעגל </text:span><text:span text:style-name="T46">מכוון </text:span><text:span text:style-name="T33">בגרף</text:span><text:span text:style-name="T39"> (למשל ע"י אלגוריתם DFS שלמדתם בקורס קודם)</text:span><text:span text:style-name="T34">. </text:span></text:p>
      <text:p text:style-name="P3"><text:span text:style-name="T40">ב. </text:span><text:span text:style-name="T34">מבצעים את ההחלפה </text:span><text:span text:style-name="T42">ב</text:span><text:span text:style-name="T34">מעגל: כל </text:span><text:span text:style-name="T35">אדם מקבל את הבית </text:span><text:span text:style-name="T43">שהוא </text:span><text:span text:style-name="T35">מצביע עליו</text:span><text:span text:style-name="T36">.</text:span></text:p>
      <text:p text:style-name="P4"><text:span text:style-name="T41">ג</text:span><text:span text:style-name="T36">. </text:span><text:span text:style-name="T38">מוחקים מהגרף את </text:span><text:span text:style-name="T44">הצמתים של </text:span><text:span text:style-name="T38">האנשים </text:span><text:span text:style-name="T47">והבתים </text:span><text:span text:style-name="T38">שהשתתפו בהחלפה. </text:span></text:p>
      <text:p text:style-name="P4"><text:span text:style-name="T41">ד. </text:span><text:span text:style-name="T45">לכל איש שנשאר בגרף, מעדכנים את הקשת שלו כך שתצביע </text:span><text:span text:style-name="T48">לבית </text:span><text:span text:style-name="T41">שהוא הכי רוצה </text:span><text:span text:style-name="T48">מ</text:span><text:span text:style-name="T41">אלה שנשארו.</text:span></text:p>
      <text:p text:style-name="P5">ה. חוזרים על סעיפים א-ד עד שהגרף ריק.</text:p>
      <text:p text:style-name="P6"/>
      <text:p text:style-name="P7"><text:span text:style-name="T83">משפט</text:span>: אלגוריתם מעגלי המסחר מסתיים<text:span text:style-name="T86">.</text:span></text:p>
      <text:p text:style-name="P8"><text:span text:style-name="T130">הוכחה</text:span>: מספיק להוכיח שבשלב א תמיד קיים מעגל. הסיבה היא <text:span text:style-name="T133">שמכל </text:span>צומת <text:span text:style-name="T133">יוצאת קשת אחת בדיוק. כיוון שהגרף סופי, אם נתחיל מצומת כלשהו ונלך בכיוון החצים, מתישהו בהכרח נגיע לצומת שכבר היינו בו - זה מעגל. <text:s text:c="2"/>***</text:span></text:p>
      <text:p text:style-name="P9"/>
      <text:p text:style-name="P9">מה סיבוכיות זמן הריצה של האלגוריתם?<text:span text:style-name="T134"> - מציאת מעגל דורשת זמן O(n). אחרי כל מציאת מעגל, מוחקים לפחות צומת אחד, כך שמספר השלבים הוא לכל היותר n. לכן זמן הריצה הכולל הוא O(n</text:span><text:span text:style-name="T135">2</text:span><text:span text:style-name="T134">).</text:span></text:p>
      <text:p text:style-name="P20"><text:span text:style-name="T84">משפט</text:span><text:span text:style-name="T87">: אלגוריתם מעגלי המסחר מעודד השתתפות.<text:line-break/></text:span><text:span text:style-name="T131">הוכחה</text:span><text:span text:style-name="T87">: האלגוריתם משבץ כל משתתף בבית שהוא הצביע עליו בשלב כלשהו. כל משתתף מצביע תמיד על הבית של עצמו או על בית טוב יותר. ***</text:span></text:p>
      <text:p text:style-name="P20"/>
      <text:p text:style-name="P17"><text:span text:style-name="T84">מ</text:span><text:span text:style-name="T83">שפט</text:span><text:span text:style-name="T88">: </text:span><text:span text:style-name="T89">אלגוריתם מעגלי המסחר הוא אמיתי.</text:span></text:p>
      <text:p text:style-name="P18"><text:span text:style-name="T127">ה</text:span><text:span text:style-name="T126">וכחה</text:span><text:span text:style-name="T88">: </text:span><text:span text:style-name="T105">האבחנה החשובה כאן היא, שהקשת </text:span><text:span text:style-name="T107">היוצאת מ</text:span><text:span text:style-name="T105">אדם מסויים משפיעה </text:span><text:span text:style-name="T112">על הגרף </text:span><text:span text:style-name="T105">רק באותו סיבוב שהוא סוחר</text:span><text:span text:style-name="T108">, </text:span><text:span text:style-name="T111">ואז</text:span><text:span text:style-name="T108"> הוא יוצא מהמשחק</text:span><text:span text:style-name="T105">.</text:span><text:span text:style-name="T106"> </text:span><text:span text:style-name="T110">למשל, אם </text:span><text:span text:style-name="T113">יוסי</text:span><text:span text:style-name="T110"> סוחר במעגל 3 כשהוא </text:span><text:span text:style-name="T122">אמיתי</text:span><text:span text:style-name="T116"> </text:span><text:span text:style-name="T110">ובמעגל 5 כשהוא </text:span><text:span text:style-name="T123">מתחכם</text:span><text:span text:style-name="T110">, אז המסחר עד למעגל 3 מתנהל בדיוק באותו אופן בשני </text:span><text:span text:style-name="T117">המצבים </text:span><text:span text:style-name="T110">- </text:span><text:span text:style-name="T109">העובדה </text:span><text:span text:style-name="T114">שיוסי</text:span><text:span text:style-name="T109"> שינה את הקשת שלו, לא גרמה שום שינוי בקשתות אחרות ובמעגלים אחרים.</text:span><text:span text:style-name="T118"> </text:span></text:p>
      <text:p text:style-name="P18"><text:soft-page-break/><text:span text:style-name="T104">נניח </text:span><text:span text:style-name="T114">שיוסי</text:span><text:span text:style-name="T104"> סוחר במעגל k כשהוא </text:span><text:span text:style-name="T124">אמיתי</text:span><text:span text:style-name="T104"> ובמעגל j כשהוא </text:span><text:span text:style-name="T124">מתחכם</text:span><text:span text:style-name="T104">.</text:span><text:span text:style-name="T119"> נשווה בין מצבים אלו ב</text:span><text:span text:style-name="T115">שני מקרים.</text:span></text:p>
      <text:list xml:id="list761876555" text:style-name="L2">
        <text:list-item>
          <text:p text:style-name="P27"><text:span text:style-name="T53">מקרה א:</text:span><text:span text:style-name="T54"> j</text:span><text:span text:style-name="T70"> </text:span><text:span text:style-name="T78">≥</text:span><text:span text:style-name="T70"> </text:span><text:span text:style-name="T54">k</text:span><text:span text:style-name="T55">. <text:s/></text:span><text:span text:style-name="T56">במקרה זה, </text:span><text:span text:style-name="T57">המסחר עד למעגל </text:span><text:span text:style-name="T58">k-1</text:span><text:span text:style-name="T57"> </text:span><text:span text:style-name="T59">זהה </text:span><text:span text:style-name="T60">בשני </text:span><text:span text:style-name="T61">המצבים</text:span><text:span text:style-name="T62">.</text:span><text:span text:style-name="T63"> לכן קבוצת הבתים שנשארו זמינים</text:span><text:span text:style-name="T64"> </text:span><text:span text:style-name="T65">אחרי מעגל </text:span><text:span text:style-name="T77">k-1 </text:span><text:span text:style-name="T63">היא זהה בשני </text:span><text:span text:style-name="T61">המצבים</text:span><text:span text:style-name="T63">. </text:span><text:span text:style-name="T66">ו</text:span><text:span text:style-name="T67">כשיוסי</text:span><text:span text:style-name="T68"> </text:span><text:span text:style-name="T71">אמיתי</text:span><text:span text:style-name="T69">, </text:span><text:span text:style-name="T68">הוא מקבל את הבית הטוב ביותר </text:span><text:span text:style-name="T66">בקבוצה זו</text:span><text:span text:style-name="T72">, כך שההתחכמות לא יכולה להועיל לו</text:span><text:span text:style-name="T66">.</text:span></text:p>
        </text:list-item>
        <text:list-item>
          <text:p text:style-name="P27"><text:span text:style-name="T53">מקרה ב: </text:span><text:span text:style-name="T73">j</text:span><text:span text:style-name="T74"> </text:span><text:span text:style-name="T73">&lt;</text:span><text:span text:style-name="T74"> </text:span><text:span text:style-name="T73">k. </text:span><text:span text:style-name="T55"><text:s text:c="2"/>במקרה זה, המסחר עד למעגל j-1 זהה בשני המצבים. בסיבוב הבא, כל הקשתות זהות בשני המצבים, פרט לקשת היוצאת מיוסי. כשיוסי מתחכם, הקשת היוצאת ממנו סוגרת מעגל (מעגל j); נניח שהוא סוגר מעגל עם בית כלשהו x. כשיוסי אמיתי, הוא נמצא בסופה של שרשרת המתחילה בבית x. <text:s text:c="3"/>כל עוד </text:span><text:span text:style-name="T75">יוסי בגרף, </text:span><text:span text:style-name="T55">כל השרשרת הזאת נשארת בגרף: </text:span><text:span text:style-name="T75">הבית של יוסי נשאר בגרף ומצביע על יוסי; מי שהכי רוצה את הבית הזה (נניח, עמי) עדיין נשאר בגרף ומצביע על הבית של יוסי, לכן גם הבית של עמי נשאר בגרף ומצביע על עמי; וכן הלאה עד x.</text:span><text:span text:style-name="T55"> בפרט, בית x עדיין נמצא בגרף כאשר מעגל k נסגר. לכן הבית שמקבל יוסי כשהוא </text:span><text:span text:style-name="T76">אמיתי הוא </text:span><text:span text:style-name="T55">טוב לפחות כמו x.</text:span></text:p>
        </text:list-item>
      </text:list>
      <text:p text:style-name="P28"><text:span text:style-name="T88">אלגוריתם מעגלי המסחר הוא גם יעיל פארטו. </text:span><text:span text:style-name="T125">יותר מזה, </text:span><text:span text:style-name="T88">הוא </text:span><text:span text:style-name="T121">מקיים תכונה חזקה יותר הנקראת </text:span><text:span text:style-name="T128">יציב</text:span><text:span text:style-name="T129">ות</text:span><text:span text:style-name="T97">.</text:span><text:span text:style-name="T101"> </text:span><text:span text:style-name="T97">בהינתן שיבוץ מסויים של אנשים לבתים, נגדיר </text:span><text:span text:style-name="T85">קבוצה מערערת</text:span><text:span text:style-name="T97"> (blocking coalition) כקבוצה היכולה לפרוש מהמערכת ולבצע מסחר פנימי בתוך הקבוצה, והתוצאה שתתקבל תהיה טובה יותר לפחות לאחד מחברי הקבוצה, ולא פחות טובה לכל שאר חברי הקבוצה. אם אין קבוצה מערערת, השי</text:span><text:span text:style-name="T99">בוץ</text:span><text:span text:style-name="T97"> נקרא </text:span><text:span text:style-name="T85">יציב</text:span><text:span text:style-name="T97">. </text:span><text:span text:style-name="T100">קל לראות</text:span><text:span text:style-name="T103">, שכל </text:span><text:span text:style-name="T100">שיבוץ יציב הוא יעיל פארטו ומקיים השתתפות מרצון.</text:span></text:p>
      <text:p text:style-name="P28"><text:span text:style-name="T97">קבוצת השיבוצים היציבים נקראת ה</text:span><text:span text:style-name="T85">ליבה </text:span><text:span text:style-name="T97">(</text:span><text:span text:style-name="T85">core</text:span><text:span text:style-name="T97">)</text:span><text:span text:style-name="T98"> של משחק השיבוצים</text:span><text:span text:style-name="T97">.</text:span><text:span text:style-name="T98"> ניתן להראות שהליבה כוללת בדיוק שיבוץ אחד, והוא השיבוץ המוחזר ע"י אלגוריתם מעגלי המסחר.</text:span><text:span text:style-name="T102"> </text:span></text:p>
      <text:p text:style-name="P29"><text:span text:style-name="T144">מש</text:span><text:span text:style-name="T143">פט</text:span><text:span text:style-name="T141">: אם כל יחסי ההעדפה </text:span><text:span text:style-name="T147">חזקים</text:span><text:span text:style-name="T141"> (אין אדישות), אז אלגוריתם מעגלי המסחר מוצא שיבוץ יציב.</text:span></text:p>
      <text:p text:style-name="P31"><text:span text:style-name="T142">הוכחה</text:span><text:span text:style-name="T141">: נניח שקבוצ</text:span><text:span text:style-name="T159">ה כלשהי של שחקנים, שנקרא להם </text:span><text:span text:style-name="T141">“הבדלנים”, שוקלת לפרוש </text:span><text:span text:style-name="T159">מהאלגוריתם. נסמן:</text:span></text:p>
      <text:list xml:id="list3014614275" text:style-name="L4">
        <text:list-item>
          <text:p text:style-name="P40"><text:span text:style-name="T79">שיבוץ א = השיבוץ לבדלנים כשהם </text:span><text:span text:style-name="T81">משתתפים באלגוריתם;</text:span></text:p>
        </text:list-item>
        <text:list-item>
          <text:p text:style-name="P40"><text:span text:style-name="T79">שיבוץ ב = השיבוץ לבדלנים כשהם פורשים </text:span><text:span text:style-name="T81">ומבצעים החלפה כלשהי ביניהם.</text:span></text:p>
        </text:list-item>
      </text:list>
      <text:p text:style-name="P31"><text:span text:style-name="T141">יהי </text:span><text:span text:style-name="T173">k</text:span><text:span text:style-name="T141"> ה</text:span><text:span text:style-name="T159">מספר ה</text:span><text:span text:style-name="T141">קטן ביותר, כך שבדלן </text:span><text:span text:style-name="T159">כלשהו </text:span><text:span text:style-name="T141">ממעגל </text:span><text:span text:style-name="T173">k</text:span><text:span text:style-name="T141"> </text:span><text:span text:style-name="T163">(נניח יוסי) </text:span><text:span text:style-name="T141">מקבל בית אחֵר בעקבות הפרישה. בית זה </text:span><text:span text:style-name="T160">חייב להיות </text:span><text:span text:style-name="T141">שייך לבדלן אחֵר – </text:span><text:span text:style-name="T160">כי אחרי הפרישה הבדלנים יכולים רק להתחלף ביניהם.</text:span></text:p>
      <text:p text:style-name="P32"><text:span text:style-name="T160">כיוון ש-</text:span><text:span text:style-name="T177">k</text:span><text:span text:style-name="T160"> קטן ביותר, </text:span><text:span text:style-name="T141">כל הבדלנים ממעגלים </text:span><text:span text:style-name="T173">k</text:span><text:span text:style-name="T179">&gt;</text:span><text:span text:style-name="T173">j</text:span><text:span text:style-name="T141"> מקבלים אותו בית. לכן </text:span><text:span text:style-name="T163">יוסי </text:span><text:span text:style-name="T141">מקבל בית </text:span><text:span text:style-name="T166">של מישהו מ</text:span><text:span text:style-name="T141">מעגל </text:span><text:span text:style-name="T173">k</text:span><text:span text:style-name="T141"> ומעלה. <text:s/></text:span><text:span text:style-name="T141">אבל בשיבוץ א, </text:span><text:span text:style-name="T165">יוסי </text:span><text:span text:style-name="T141">מקבל את הבית </text:span><text:span text:style-name="T149">הטוב ביותר עבורו</text:span><text:span text:style-name="T141">, מבין הבתים שעדיין זמינים בזמן מעגל </text:span><text:span text:style-name="T173">k</text:span><text:span text:style-name="T141">.</text:span></text:p>
      <text:p text:style-name="P33"><text:span text:style-name="T141">כיוון ש</text:span><text:span text:style-name="T162">בשיבוץ ב הוא מקבל בית אחר, </text:span><text:span text:style-name="T167">ו</text:span><text:span text:style-name="T162">ההעדפות חזקות – הבית האחר בהכרח </text:span><text:span text:style-name="T147">גרוע </text:span><text:span text:style-name="T141">יותר </text:span><text:span text:style-name="T162">עבורו</text:span><text:span text:style-name="T141">.</text:span><text:span text:style-name="T141"> <text:s text:c="2"/>***</text:span></text:p>
      <text:p text:style-name="P30"><text:span text:style-name="T136"><text:line-break/></text:span><text:span text:style-name="T138">משפט ב</text:span><text:span text:style-name="T136">: </text:span><text:span text:style-name="T157">אם כל יחסי ההעדפה </text:span><text:span text:style-name="T153">חזקים</text:span><text:span text:style-name="T157"> (אין אדישות), </text:span><text:span text:style-name="T158">אז </text:span><text:span text:style-name="T137">יש רק שיבוץ יציב אחד - והוא זה שמחזיר אלגוריתם מעגלי המסחר.<text:line-break/></text:span><text:span text:style-name="T152">הו</text:span><text:span text:style-name="T151">כחה</text:span><text:span text:style-name="T141">: נגדיר: </text:span><text:span text:style-name="T141">שיבוץ א = השיבוץ של האלגוריתם, </text:span><text:span text:style-name="T141">שיבוץ ב = שיבוץ אחר כלשהו.</text:span></text:p>
      <text:p text:style-name="P31"><text:span text:style-name="T141">יהי </text:span><text:span text:style-name="T173">k</text:span><text:span text:style-name="T141"> הקטן ביותר כך שמישהו </text:span><text:span text:style-name="T168">(נניח יוסי) </text:span><text:span text:style-name="T141">ממעגל </text:span><text:span text:style-name="T173">k</text:span><text:span text:style-name="T141"> באלגוריתם, משובץ אחרת בשיבוץ ב. </text:span></text:p>
      <text:p text:style-name="P34"><text:span text:style-name="T141">בשיבוץ א, </text:span><text:span text:style-name="T168">יוסי </text:span><text:span text:style-name="T141">מקבל את הבית הטוב ביותר מהבתים שלא נלקחו ע"י מעגלים </text:span><text:span text:style-name="T173">k</text:span><text:span text:style-name="T179">&gt;</text:span><text:span text:style-name="T173">j</text:span><text:span text:style-name="T141">.</text:span></text:p>
      <text:p text:style-name="P34"><text:span text:style-name="T168">כיוון ש </text:span><text:span text:style-name="T178">k</text:span><text:span text:style-name="T168"> הוא הקטן ביותר, </text:span><text:span text:style-name="T141">בשיבוץ ב </text:span><text:span text:style-name="T168">יוסי </text:span><text:span text:style-name="T142">לא</text:span><text:span text:style-name="T141"> מקבל בית ממעגל </text:span><text:span text:style-name="T173">k</text:span><text:span text:style-name="T179">&gt;</text:span><text:span text:style-name="T173">j</text:span><text:span text:style-name="T141">, ולכן מצבו </text:span><text:span text:style-name="T170">בשיבוץ ב </text:span><text:span text:style-name="T142">פחות </text:span><text:span text:style-name="T141">טוב.</text:span></text:p>
      <text:p text:style-name="P36"><text:span text:style-name="T141">אותו שיקול נכון לגבי </text:span><text:span text:style-name="T149">כל </text:span><text:span text:style-name="T141">המשתתפים במעגל </text:span><text:span text:style-name="T173">k</text:span><text:span text:style-name="T141"> המשובצים אחרת בשיבוץ ב.</text:span></text:p>
      <text:p text:style-name="P35"><text:span text:style-name="T170">לכן, </text:span><text:span text:style-name="T141">משתתפי מעגל </text:span><text:span text:style-name="T173">k</text:span><text:span text:style-name="T141"> יכולים לפרוש ולערער על שיבוץ ב. </text:span></text:p>
      <text:p text:style-name="P35"><text:span text:style-name="T170">מכאן: </text:span><text:span text:style-name="T141">שיבוץ ב </text:span><text:span text:style-name="T172">אינו </text:span><text:span text:style-name="T141">יציב. <text:s text:c="15"/>***</text:span></text:p>
      <text:p text:style-name="P26"><text:soft-page-break/>למה זה חשוב שהשיבוץ היציב הוא יחיד? - כי אם מישהו יטען שאלגוריתם "מעגלי המסחר" מפלה אותו לרעה, נוכל להוכיח לו שזה לא נכון – כל אלגוריתם אחר שהיה מוצא שיבוץ יציב, היה מוצא את אותו שיבוץ בדיוק.</text:p>
      <text:p text:style-name="P39"><text:span text:style-name="T88"/></text:p>
      <text:p text:style-name="P38"><text:span text:style-name="T88"/></text:p>
      <text:p text:style-name="P38"><text:span text:style-name="T88">אלגוריתם מעגלי המסחר יכול לשמש תחליף </text:span><text:span text:style-name="T90">למסחר בכסף, במצבים שבהם לא רוצים מסיבה כלשהי </text:span><text:span text:style-name="T88">להשתמש בכסף. לדוגמה</text:span><text:span text:style-name="T91">, אפשר להשתמש בו כדי לבנות מערכת להחלפת </text:span><text:span text:style-name="T92">ספרים משומשים.</text:span><text:span text:style-name="T93"> כל אחד מציע </text:span><text:span text:style-name="T94">ספר ובוחר את הספר שהוא הכי רוצה מבין הספרים האחרים, והמערכת מבצעת החלפות במעגל.</text:span></text:p>
      <text:p text:style-name="P37"><text:span text:style-name="T95"/></text:p>
      <text:p text:style-name="P37"><text:span text:style-name="T96">מעגלי-מסחר יכולים לשמש גם כדי ליישם את מצוות היובל בימינו. ראו מאמר</text:span><text:span text:style-name="T120">י</text:span><text:span text:style-name="T96"> "אלגוריתם היובל - תהליך הדרגתי לחלוקת קרקעות", בד"ד 28, http://www.tora.us.fm/tryg/yovl/bdd/yovel-bdd-28.pdf.</text:span></text:p>
      <text:p text:style-name="P19"/>
      <text:p text:style-name="P11"/>
      <text:p text:style-name="P10">מקורות</text:p>
      <text:list xml:id="list1706210857" text:style-name="L3">
        <text:list-item>
          <text:p text:style-name="P24">Parkes and Seuken, <text:span text:style-name="T139">"</text:span>Economics and Computation<text:span text:style-name="T139">"</text:span> (2018), chapter 12</text:p>
        </text:list-item>
      </text:list>
      <text:p text:style-name="P15">סיכם: אראל סגל-הלוי.</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 svg:font-family="'David CLM'"/>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3.5pt" style:font-size-asian="43.5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0" style:default-outline-level="">
      <style:text-properties style:font-name="Noto Sans" fo:font-family="'Noto Sans'" style:font-style-name="Regular" style:font-pitch="fixed" fo:font-size="95.5pt" style:font-size-asian="95.5pt"/>
    </style:style>
    <style:style style:name="Heading_20_A0" style:display-name="Heading A0" style:family="paragraph" style:parent-style-name="A0" style:default-outline-level="">
      <style:text-properties style:font-name="Noto Sans" fo:font-family="'Noto Sans'" style:font-style-name="Regular" style:font-pitch="fixed" fo:font-size="71.5pt" style:font-size-asian="71.5pt"/>
    </style:style>
    <style:style style:name="Text_20_A0" style:display-name="Text A0" style:family="paragraph" style:parent-style-name="A0" style:default-outline-level="">
      <style:text-properties style:font-name="Noto Sans" fo:font-family="'Noto Sans'" style:font-style-name="Regular" style:font-pitch="fixed" fo:font-size="47.5pt" style:font-size-asian="47.5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2"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2"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2"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20-01-05T14:43:05.582023042</dc:date>
    <meta:editing-duration>P12DT23H45M28S</meta:editing-duration>
    <meta:editing-cycles>1541</meta:editing-cycles>
    <dc:creator>Erel Segal-Halevi</dc:creator>
    <meta:document-statistic meta:table-count="0" meta:image-count="0" meta:object-count="0" meta:page-count="3" meta:paragraph-count="48" meta:word-count="1064" meta:character-count="5827" meta:non-whitespace-character-count="4773"/>
  </office:meta>
</office:document-meta>
</file>